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t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 = n L /(2sin t)</text:p>
          </table:table-cell>
          <table:table-cell table:number-columns-repeated="3"/>
        </table:table-row>
        <table:table-row table:style-name="ro1">
          <table:table-cell office:value-type="float" office:value="27.3" calcext:value-type="float">
            <text:p>27.3</text:p>
          </table:table-cell>
          <table:table-cell table:formula="of:=[.A2]/2" office:value-type="float" office:value="13.65" calcext:value-type="float">
            <text:p>13.6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2]*[.$B$10]/(2*SIN(RADIANS([.B2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.7" calcext:value-type="float">
            <text:p>31.7</text:p>
          </table:table-cell>
          <table:table-cell table:formula="of:=[.A3]/2" office:value-type="float" office:value="15.85" calcext:value-type="float">
            <text:p>15.8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*[.$B$10]/(2*SIN(RADIANS([.B3])))" office:value-type="float" office:value="0.574839242009563" calcext:value-type="float">
            <text:p>0.574839242</text:p>
          </table:table-cell>
          <table:table-cell table:number-columns-repeated="3"/>
        </table:table-row>
        <table:table-row table:style-name="ro1">
          <table:table-cell office:value-type="float" office:value="45.4" calcext:value-type="float">
            <text:p>45.4</text:p>
          </table:table-cell>
          <table:table-cell table:formula="of:=[.A4]/2" office:value-type="float" office:value="22.7" calcext:value-type="float">
            <text:p>22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*[.$B$10]/(2*SIN(RADIANS([.B4])))" office:value-type="float" office:value="0.610252170662008" calcext:value-type="float">
            <text:p>0.6102521707</text:p>
          </table:table-cell>
          <table:table-cell table:number-columns-repeated="3"/>
        </table:table-row>
        <table:table-row table:style-name="ro1">
          <table:table-cell office:value-type="float" office:value="53.8" calcext:value-type="float">
            <text:p>53.8</text:p>
          </table:table-cell>
          <table:table-cell table:formula="of:=[.A5]/2" office:value-type="float" office:value="26.9" calcext:value-type="float">
            <text:p>2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5]*[.$B$10]/(2*SIN(RADIANS([.B5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.44" calcext:value-type="float">
            <text:p>56.44</text:p>
          </table:table-cell>
          <table:table-cell table:formula="of:=[.A6]/2" office:value-type="float" office:value="28.22" calcext:value-type="float">
            <text:p>28.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6]*[.$B$10]/(2*SIN(RADIANS([.B6])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.2" calcext:value-type="float">
            <text:p>66.2</text:p>
          </table:table-cell>
          <table:table-cell table:formula="of:=[.A7]/2" office:value-type="float" office:value="33.1" calcext:value-type="float">
            <text:p>33.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7]*[.$B$10]/(2*SIN(RADIANS([.B7])))" office:value-type="float" office:value="0.574984201515628" calcext:value-type="float">
            <text:p>0.57498420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a L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[nm]</text:p>
          </table:table-cell>
          <table:table-cell table:number-columns-repeated="4"/>
          <table:table-cell office:value-type="string" calcext:value-type="string">
            <text:p>NaCl lattice constant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564" calcext:value-type="float">
            <text:p>0.564</text:p>
          </table:table-cell>
          <table:table-cell office:value-type="string" calcext:value-type="string">
            <text:p>[nm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3:24:48.467832756</meta:creation-date>
    <dc:date>2016-10-18T23:40:45.809036964</dc:date>
    <meta:editing-duration>PT4M27S</meta:editing-duration>
    <meta:editing-cycles>1</meta:editing-cycles>
    <meta:document-statistic meta:table-count="1" meta:cell-count="34" meta:object-count="0"/>
    <meta:generator>LibreOffice/5.1.5.2$Linux_X86_64 LibreOffice_project/10m0$Build-2</meta:generator>
  </office:meta>
</office:document-meta>
</file>